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Pregunta 1:</text:span> ¿Qué es un enrutador y cuál es su función principal en una red?</text:p>
      <text:p text:style-name="Text_20_body"><text:span text:style-name="Strong_20_Emphasis">Respuesta 1:</text:span> Un enrutador es un dispositivo de red que interconecta diferentes redes y dirige el tráfico entre ellas. Su función principal es determinar la mejor ruta para enviar datos desde una red a otra.</text:p>
      <text:p text:style-name="Text_20_body"><text:span text:style-name="Strong_20_Emphasis">Pregunta 2:</text:span> ¿Por qué es importante la configuración segura de un enrutador en la seguridad de una red?</text:p>
      <text:p text:style-name="Text_20_body"><text:span text:style-name="Strong_20_Emphasis">Respuesta 2:</text:span> La configuración segura de un enrutador es esencial para proteger una red contra amenazas y ataques externos, garantizando que solo el tráfico autorizado tenga acceso a la red interna.</text:p>
      <text:p text:style-name="Text_20_body"><text:span text:style-name="Strong_20_Emphasis">Pregunta 3:</text:span> ¿Cuál es la diferencia entre un enrutador y un cortafuegos (firewall) en términos de seguridad de red?</text:p>
      <text:p text:style-name="Text_20_body"><text:span text:style-name="Strong_20_Emphasis">Respuesta 3:</text:span> Un enrutador se encarga del enrutamiento del tráfico entre redes, mientras que un cortafuegos (firewall) se encarga de filtrar y controlar el tráfico en función de reglas de seguridad específicas.</text:p>
      <text:p text:style-name="Text_20_body"><text:span text:style-name="Strong_20_Emphasis">Pregunta 4:</text:span> ¿Qué es el acceso remoto a la configuración de un enrutador y por qué es importante protegerlo?</text:p>
      <text:p text:style-name="Text_20_body"><text:span text:style-name="Strong_20_Emphasis">Respuesta 4:</text:span> El acceso remoto a la configuración de un enrutador permite administrar el enrutador desde ubicaciones externas. Es importante protegerlo para evitar accesos no autorizados que puedan comprometer la seguridad de la red.</text:p>
      <text:p text:style-name="Text_20_body"><text:span text:style-name="Strong_20_Emphasis">Pregunta 5:</text:span> ¿Cuáles son los métodos comunes para proteger el acceso remoto a un enrutador?</text:p>
      <text:p text:style-name="Text_20_body"><text:span text:style-name="Strong_20_Emphasis">Respuesta 5:</text:span> Los métodos comunes para proteger el acceso remoto incluyen el uso de contraseñas fuertes, la autenticación de dos factores y la restricción de direcciones IP autorizadas.</text:p>
      <text:p text:style-name="Text_20_body"><text:span text:style-name="Strong_20_Emphasis">Pregunta 6:</text:span> ¿Qué es el filtrado de direcciones MAC y cómo se utiliza en la configuración de un enrutador?</text:p>
      <text:p text:style-name="Text_20_body"><text:span text:style-name="Strong_20_Emphasis">Respuesta 6:</text:span> El filtrado de direcciones MAC es una técnica que permite controlar qué dispositivos pueden conectarse al enrutador en función de sus direcciones MAC únicas. Se utiliza configurando una lista blanca o negra de direcciones MAC permitidas o bloqueadas.</text:p>
      <text:p text:style-name="Text_20_body"><text:span text:style-name="Strong_20_Emphasis">Pregunta 7:</text:span> ¿Qué significa la función "DMZ" (zona desmilitarizada) en un enrutador y cuándo se utiliza?</text:p>
      <text:p text:style-name="Text_20_body"><text:span text:style-name="Strong_20_Emphasis">Respuesta 7:</text:span> La función DMZ se utiliza para aislar ciertos dispositivos de la red interna y exponerlos directamente a Internet. Se utiliza cuando se requiere acceso público a ciertos servicios sin comprometer la seguridad de la red interna.</text:p>
      <text:p text:style-name="Text_20_body"><text:span text:style-name="Strong_20_Emphasis">Pregunta 8:</text:span> ¿Qué es el reenvío de puertos (port forwarding) y cuál es su utilidad en la configuración de un enrutador?</text:p>
      <text:p text:style-name="Text_20_body"><text:soft-page-break/><text:span text:style-name="Strong_20_Emphasis">Respuesta 8:</text:span> El reenvío de puertos permite redirigir el tráfico entrante de un puerto específico a un dispositivo o servicio en la red interna. Se utiliza para permitir el acceso remoto a servicios internos, como servidores web o de juegos.</text:p>
      <text:p text:style-name="Text_20_body"><text:span text:style-name="Strong_20_Emphasis">Pregunta 9:</text:span> ¿Qué es el mapeo de puertos (port mapping) y cómo se diferencia del reenvío de puertos?</text:p>
      <text:p text:style-name="Text_20_body"><text:span text:style-name="Strong_20_Emphasis">Respuesta 9:</text:span> El mapeo de puertos es similar al reenvío de puertos, pero se refiere a la asignación de puertos en el enrutador para permitir que múltiples servicios compartan el mismo puerto externo. Es útil cuando se tienen varios servicios internos que utilizan el mismo puerto.</text:p>
      <text:p text:style-name="Text_20_body"><text:span text:style-name="Strong_20_Emphasis">Pregunta 10:</text:span> ¿Qué es el Protocolo de Configuración Dinámica de Host (DHCP) y cuál es su función en un enrutador?</text:p>
      <text:p text:style-name="Text_20_body"><text:span text:style-name="Strong_20_Emphasis">Respuesta 10:</text:span> DHCP es un protocolo que permite a un enrutador asignar automáticamente direcciones IP a dispositivos en una red. Su función es simplificar la configuración de direcciones IP en la red.</text:p>
      <text:p text:style-name="Text_20_body"><text:span text:style-name="Strong_20_Emphasis">Pregunta 11:</text:span> ¿Cuál es el riesgo de dejar el acceso al panel de control del enrutador con las credenciales predeterminadas?</text:p>
      <text:p text:style-name="Text_20_body"><text:span text:style-name="Strong_20_Emphasis">Respuesta 11:</text:span> Dejar las credenciales predeterminadas en el panel de control del enrutador es un riesgo de seguridad importante, ya que permite un acceso no autorizado y facilita ataques.</text:p>
      <text:p text:style-name="Text_20_body"><text:span text:style-name="Strong_20_Emphasis">Pregunta 12:</text:span> ¿Cómo se puede cambiar la contraseña de administración de un enrutador de forma segura?</text:p>
      <text:p text:style-name="Text_20_body"><text:span text:style-name="Strong_20_Emphasis">Respuesta 12:</text:span> Para cambiar la contraseña de administración de forma segura, se debe acceder al panel de control del enrutador, buscar la opción de cambio de contraseña y utilizar una contraseña fuerte y única.</text:p>
      <text:p text:style-name="Text_20_body"><text:span text:style-name="Strong_20_Emphasis">Pregunta 13:</text:span> ¿Cuál es la importancia de mantener el firmware del enrutador actualizado?</text:p>
      <text:p text:style-name="Text_20_body"><text:span text:style-name="Strong_20_Emphasis">Respuesta 13:</text:span> Mantener el firmware del enrutador actualizado es importante para recibir parches de seguridad y mejoras de rendimiento, lo que ayuda a proteger la red contra vulnerabilidades conocidas.</text:p>
      <text:p text:style-name="Text_20_body"><text:span text:style-name="Strong_20_Emphasis">Pregunta 14:</text:span> ¿Qué es la autenticación de dos factores y cómo se puede implementar en un enrutador?</text:p>
      <text:p text:style-name="Text_20_body"><text:span text:style-name="Strong_20_Emphasis">Respuesta 14:</text:span> La autenticación de dos factores requiere una segunda forma de autenticación además de la contraseña. Se puede implementar en un enrutador utilizando aplicaciones de autenticación como Google Authenticator o mediante mensajes SMS.</text:p>
      <text:p text:style-name="Text_20_body"><text:span text:style-name="Strong_20_Emphasis">Pregunta 15:</text:span> ¿Qué es el protocolo WPA3 en el contexto de la seguridad de redes inalámbricas?</text:p>
      <text:p text:style-name="Text_20_body"><text:span text:style-name="Strong_20_Emphasis">Respuesta 15:</text:span> WPA3 es un protocolo de seguridad de redes inalámbricas que mejora la seguridad de las redes Wi-Fi mediante la protección contra ataques de fuerza bruta y el fortalecimiento de la autenticación.</text:p>
      <text:p text:style-name="Text_20_body"><text:soft-page-break/><text:span text:style-name="Strong_20_Emphasis">Pregunta 16:</text:span> ¿Cuál es el propósito de la función de cortafuegos (firewall) en un enrutador?</text:p>
      <text:p text:style-name="Text_20_body"><text:span text:style-name="Strong_20_Emphasis">Respuesta 16:</text:span> El cortafuegos en un enrutador se utiliza para filtrar el tráfico de red y aplicar reglas de seguridad para proteger la red interna de amenazas externas.</text:p>
      <text:p text:style-name="Text_20_body"><text:span text:style-name="Strong_20_Emphasis">Pregunta 17:</text:span> ¿Cómo se pueden habilitar o deshabilitar puertos específicos en un enrutador para mejorar la seguridad?</text:p>
      <text:p text:style-name="Text_20_body"><text:span text:style-name="Strong_20_Emphasis">Respuesta 17:</text:span> Para habilitar o deshabilitar puertos específicos en un enrutador, se debe acceder al panel de control del enrutador y modificar las reglas de filtrado de puertos.</text:p>
      <text:p text:style-name="Text_20_body"><text:span text:style-name="Strong_20_Emphasis">Pregunta 18:</text:span> ¿Qué es la red de invitados y por qué es útil en la configuración de un enrutador?</text:p>
      <text:p text:style-name="Text_20_body"><text:span text:style-name="Strong_20_Emphasis">Respuesta 18:</text:span> La red de invitados es una red separada en un enrutador que permite a los visitantes acceder a Internet sin acceder a la red interna principal, mejorando así la seguridad.</text:p>
      <text:p text:style-name="Text_20_body"><text:span text:style-name="Strong_20_Emphasis">Pregunta 19:</text:span> ¿Qué medidas de seguridad se pueden tomar para proteger la red Wi-Fi en un enrutador?</text:p>
      <text:p text:style-name="Text_20_body"><text:span text:style-name="Strong_20_Emphasis">Respuesta 19:</text:span> Las medidas de seguridad incluyen el uso de una contraseña WPA3 fuerte, la ocultación del SSID, la limitación del número de dispositivos conectados y el monitoreo regular de la red.</text:p>
      <text:p text:style-name="Text_20_body"><text:span text:style-name="Strong_20_Emphasis">Pregunta 20:</text:span> ¿Cuáles son los pasos recomendados para asegurarse de que un enrutador esté configurado de manera segura?</text:p>
      <text:p text:style-name="Text_20_body"><text:span text:style-name="Strong_20_Emphasis">Respuesta 20:</text:span> Los pasos recomendados incluyen cambiar las contraseñas predeterminadas, actualizar el firmware, habilitar un cortafuegos, configurar acceso remoto seguro y seguir las mejores prácticas de seguridad de red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La seguridad del sistema </text:p>
        <text:p text:style-name="MP2">La configuración del enrutador <text:s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6:21:51.219975391</dc:date>
    <meta:editing-duration>PT9H10M12S</meta:editing-duration>
    <meta:editing-cycles>134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1021" meta:character-count="6340" meta:non-whitespace-character-count="5359"/>
  </office:meta>
</office:document-meta>
</file>